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黑體" svg:font-family="華康中黑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細明體" svg:font-family="細明體" style:font-family-generic="system" style:font-pitch="variable"/>
    <style:font-face style:name="華康中黑體1" svg:font-family="華康中黑體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line-height="0.564cm" fo:text-align="justify" style:justify-single-word="false" style:snap-to-layout-grid="false"/>
    </style:style>
    <style:style style:name="P4" style:family="paragraph" style:parent-style-name="Standard" style:list-style-name="WWNum9">
      <style:paragraph-properties fo:line-height="0.741cm" fo:text-align="justify" style:justify-single-word="false" style:snap-to-layout-grid="false"/>
    </style:style>
    <style:style style:name="P5" style:family="paragraph" style:parent-style-name="Standard" style:list-style-name="WWNum13">
      <style:paragraph-properties fo:line-height="0.741cm" fo:text-align="justify" style:justify-single-word="false" style:snap-to-layout-grid="false"/>
    </style:style>
    <style:style style:name="P6" style:family="paragraph" style:parent-style-name="Standard">
      <style:paragraph-properties fo:line-height="0.776cm" style:snap-to-layout-grid="false"/>
    </style:style>
    <style:style style:name="P7" style:family="paragraph" style:parent-style-name="Standard" style:list-style-name="WWNum2">
      <style:paragraph-properties fo:margin-left="0.72cm" fo:margin-right="0cm" fo:line-height="0.776cm" fo:text-align="justify" style:justify-single-word="false" fo:text-indent="-0.319cm" style:auto-text-indent="false" style:snap-to-layout-grid="false">
        <style:tab-stops>
          <style:tab-stop style:position="0.635cm"/>
        </style:tab-stops>
      </style:paragraph-properties>
    </style:style>
    <style:style style:name="P8" style:family="paragraph" style:parent-style-name="Standard" style:list-style-name="WWNum2">
      <style:paragraph-properties fo:margin-left="0.72cm" fo:margin-right="0cm" fo:line-height="0.776cm" fo:text-align="justify" style:justify-single-word="false" fo:text-indent="-0.319cm" style:auto-text-indent="false" style:snap-to-layout-grid="false"/>
    </style:style>
    <style:style style:name="P9" style:family="paragraph" style:parent-style-name="Standard" style:list-style-name="WWNum8">
      <style:paragraph-properties fo:margin-left="0.72cm" fo:margin-right="0cm" fo:line-height="0.776cm" fo:text-align="justify" style:justify-single-word="false" fo:text-indent="-0.319cm" style:auto-text-indent="false" style:snap-to-layout-grid="false"/>
    </style:style>
    <style:style style:name="P10" style:family="paragraph" style:parent-style-name="Standard" style:list-style-name="WWNum11">
      <style:paragraph-properties fo:margin-left="1.259cm" fo:margin-right="0cm" fo:line-height="0.776cm" fo:text-indent="-0.63cm" style:auto-text-indent="false" style:snap-to-layout-grid="false"/>
    </style:style>
    <style:style style:name="P11" style:family="paragraph" style:parent-style-name="Standard">
      <style:paragraph-properties fo:margin-left="0.826cm" fo:margin-right="0cm" fo:line-height="0.741cm" fo:text-align="justify" style:justify-single-word="false" fo:text-indent="-0.423cm" style:auto-text-indent="false" style:snap-to-layout-grid="false"/>
    </style:style>
    <style:style style:name="P12" style:family="paragraph" style:parent-style-name="Standard">
      <style:paragraph-properties fo:margin-left="0.635cm" fo:margin-right="0cm" fo:line-height="0.917cm" fo:text-indent="0cm" style:auto-text-indent="false" style:snap-to-layout-grid="false"/>
    </style:style>
    <style:style style:name="P13" style:family="paragraph" style:parent-style-name="Standard" style:list-style-name="WWNum5">
      <style:paragraph-properties fo:margin-left="1.229cm" fo:margin-right="0cm" fo:line-height="0.776cm" fo:text-align="justify" style:justify-single-word="false" fo:text-indent="-0.63cm" style:auto-text-indent="false" style:snap-to-layout-grid="false"/>
    </style:style>
    <style:style style:name="P14" style:family="paragraph" style:parent-style-name="Standard" style:list-style-name="WWNum4">
      <style:paragraph-properties fo:margin-left="1.229cm" fo:margin-right="0cm" fo:line-height="0.776cm" fo:text-align="justify" style:justify-single-word="false" fo:text-indent="-0.63cm" style:auto-text-indent="false" style:snap-to-layout-grid="false">
        <style:tab-stops>
          <style:tab-stop style:position="1.058cm"/>
        </style:tab-stops>
      </style:paragraph-properties>
    </style:style>
    <style:style style:name="P15" style:family="paragraph" style:parent-style-name="Standard" style:list-style-name="WWNum14">
      <style:paragraph-properties fo:margin-left="1.229cm" fo:margin-right="0cm" fo:line-height="0.776cm" fo:text-align="justify" style:justify-single-word="false" fo:text-indent="-0.63cm" style:auto-text-indent="false" style:snap-to-layout-grid="false">
        <style:tab-stops>
          <style:tab-stop style:position="1.058cm"/>
        </style:tab-stops>
      </style:paragraph-properties>
    </style:style>
    <style:style style:name="P16" style:family="paragraph" style:parent-style-name="Text_20_body">
      <style:paragraph-properties fo:text-align="start" style:justify-single-word="false"/>
      <style:text-properties fo:color="#00000a" style:font-name="Times New Roman" style:font-name-asian="新細明體1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Text_20_body">
      <style:paragraph-properties fo:padding="0cm" fo:border="none"/>
    </style:style>
    <style:style style:name="P19" style:family="paragraph" style:parent-style-name="annotation_20_text" style:master-page-name="Standard">
      <style:paragraph-properties fo:text-align="center" style:justify-single-word="false" style:page-number="1" style:snap-to-layout-grid="false"/>
    </style:style>
    <style:style style:name="P20" style:family="paragraph" style:parent-style-name="內文KK" style:list-style-name="WWNum3"/>
    <style:style style:name="P21" style:family="paragraph" style:parent-style-name="內文KK" style:list-style-name="WWNum10">
      <style:paragraph-properties fo:margin-left="1.259cm" fo:margin-right="0cm" fo:text-indent="-0.63cm" style:auto-text-indent="false">
        <style:tab-stops>
          <style:tab-stop style:position="1.27cm"/>
        </style:tab-stops>
      </style:paragraph-properties>
    </style:style>
    <style:style style:name="P22" style:family="paragraph" style:parent-style-name="內文KK" style:list-style-name="WWNum15">
      <style:paragraph-properties fo:margin-left="1.259cm" fo:margin-right="0cm" fo:text-indent="-0.63cm" style:auto-text-indent="false">
        <style:tab-stops>
          <style:tab-stop style:position="1.27cm"/>
        </style:tab-stops>
      </style:paragraph-properties>
    </style:style>
    <style:style style:name="P23" style:family="paragraph" style:parent-style-name="內文KK" style:list-style-name="WWNum17">
      <style:paragraph-properties fo:margin-left="1.259cm" fo:margin-right="0cm" fo:text-indent="-0.63cm" style:auto-text-indent="false">
        <style:tab-stops>
          <style:tab-stop style:position="1.27cm"/>
        </style:tab-stops>
      </style:paragraph-properties>
    </style:style>
    <style:style style:name="P24" style:family="paragraph" style:parent-style-name="內文KK" style:list-style-name="WWNum21">
      <style:paragraph-properties fo:margin-left="1.259cm" fo:margin-right="0cm" fo:text-indent="-0.63cm" style:auto-text-indent="false">
        <style:tab-stops>
          <style:tab-stop style:position="1.27cm"/>
        </style:tab-stops>
      </style:paragraph-properties>
    </style:style>
    <style:style style:name="P25" style:family="paragraph" style:parent-style-name="內文KK" style:list-style-name="WWNum15">
      <style:paragraph-properties fo:margin-left="1.259cm" fo:margin-right="0cm" fo:text-indent="-0.63cm" style:auto-text-indent="false"/>
    </style:style>
    <style:style style:name="P26" style:family="paragraph" style:parent-style-name="內文KK" style:list-style-name="WWNum17">
      <style:paragraph-properties fo:margin-left="1.259cm" fo:margin-right="0cm" fo:text-indent="-0.63cm" style:auto-text-indent="false"/>
    </style:style>
    <style:style style:name="P27" style:family="paragraph" style:parent-style-name="內文KK" style:list-style-name="WWNum2">
      <style:paragraph-properties fo:margin-left="0.72cm" fo:margin-right="0cm" fo:line-height="0.776cm" fo:text-indent="-0.319cm" style:auto-text-indent="false"/>
    </style:style>
    <style:style style:name="P28" style:family="paragraph" style:parent-style-name="內文KK" style:list-style-name="">
      <style:paragraph-properties fo:margin-left="0.72cm" fo:margin-right="0cm" fo:text-indent="-0.319cm" style:auto-text-indent="false"/>
    </style:style>
    <style:style style:name="P29" style:family="paragraph" style:parent-style-name="內文KK" style:list-style-name="WWNum21">
      <style:paragraph-properties fo:margin-left="1.259cm" fo:margin-right="0.212cm" fo:text-indent="-0.63cm" style:auto-text-indent="false"/>
    </style:style>
    <style:style style:name="P30" style:family="paragraph" style:parent-style-name="Header">
      <style:paragraph-properties fo:margin-left="0cm" fo:margin-right="0.635cm" fo:text-indent="0.635cm" style:auto-text-indent="false"/>
    </style:style>
    <style:style style:name="P31" style:family="paragraph" style:parent-style-name="Header">
      <style:paragraph-properties fo:padding="0cm" fo:border="none"/>
    </style:style>
    <style:style style:name="P32" style:family="paragraph" style:parent-style-name="Heading_20_2" style:list-style-name="WWNum7">
      <style:paragraph-properties fo:line-height="0.917cm" style:snap-to-layout-grid="false"/>
    </style:style>
    <style:style style:name="T1" style:family="text">
      <style:text-properties fo:font-size="22pt" fo:font-weight="bold" style:font-size-asian="22pt" style:font-weight-asian="bold"/>
    </style:style>
    <style:style style:name="T2" style:family="text">
      <style:text-properties fo:font-size="16pt" fo:font-weight="bold" style:font-size-asian="16pt" style:font-weight-asian="bold"/>
    </style:style>
    <style:style style:name="T3" style:family="text">
      <style:text-properties fo:font-size="16pt" style:font-size-asian="16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weight="bold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fo:font-size="9pt" style:font-size-asian="9pt"/>
    </style:style>
    <style:style style:name="T8" style:family="text">
      <style:text-properties fo:color="#00000a" style:font-name="Times New Roman" fo:font-weight="bold" style:font-name-asian="新細明體1" style:font-weight-asian="bold"/>
    </style:style>
    <style:style style:name="T9" style:family="text">
      <style:text-properties fo:color="#00000a" style:font-name="Times New Roman" fo:font-weight="bold" style:font-weight-asian="bold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Times New Roman"/>
    </style:style>
    <style:style style:name="T12" style:family="text">
      <style:text-properties style:language-asian="ja" style:country-asian="JP"/>
    </style:style>
    <style:style style:name="T13" style:family="text">
      <style:text-properties fo:color="#ff0000"/>
    </style:style>
    <style:style style:name="T14" style:family="text">
      <style:text-properties fo:font-size="12pt" fo:font-style="italic" fo:font-weight="bold" style:font-size-asian="12pt" style:font-style-asian="italic" style:font-weight-asian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109年能源供需概況</text:span></text:p>
      <text:list xml:id="list4201843676" text:style-name="WWNum1">
        <text:list-item>
          <text:p text:style-name="P1"><text:span text:style-name="T2">綜合能源部分</text:span></text:p>
        </text:list-item>
      </text:list>
      <text:list xml:id="list2126711615" text:style-name="WWNum3">
        <text:list-item>
          <text:p text:style-name="P20"><text:span text:style-name="T4">本（109）年能源總供給量為138,480.6千公秉油當量，較上年（148,400.4千公秉油當量）減少6.68%；其中自產能源為3,057.2千公秉油當量，占總供給量2.21%，較上年減少1.70%；而進口能源為135,423.4千公秉油當量，占總供給量97.79%，較上年減少6.79%。若按能源種類區分，則煤及煤產品占30.00%，較上年減少6.23%；原油及石油產品占44.17%，較上年減少12.14%；天然氣占17.17%，較上年增加6.98%；生質能及廢棄物占1.21%，較上年減少1.19%；核能占6.57%，較上年減少2.73%；水力占0.21%，較上年減少45.55%；地熱、太陽光電及風力占0.59%，較上年增加44.53%；太陽熱能占0.08%，較上年增加3.34%。</text:span></text:p>
        </text:list-item>
        <text:list-item>
          <text:p text:style-name="P20"><text:span text:style-name="T4">本（109）年國內能源消費量為85,400.1千公秉油當量，較上年（85,009.2千公秉油當量）增加0.46%；其中能源消費（燃料用）為53,906.0千公秉油當量，占國內能源消費63.12%，較上年增加0.90%；若按能源種類區分，則煤及煤產品占8.22%，較上年減少2.87%；石油產品占51.86%，較上年減少0.63%；天然氣占6.01%，較上年增加6.40%；生質能及廢棄物占0.50%，較上年減少0.02%；電力占30.35%，較上年增加2.08%；太陽熱能占0.12%，較上年增加3.34%；熱能占2.93%，較上年增加1.50%。若按各經濟部門能源消費量區分，則能源部門自用占8.27%，較上年減少5.42%；工業部門占31.47%，較上年增加0.22%；運輸部門占15.82%，較上年增加0.79%；農業部門占0.92%，較上年減少5.47%；服務業部門占6.80%，較上年增加0.15%；住宅部門占8.11%，較上年增加5.40%；非能源消費占28.61%，較上年增加1.30%。</text:span></text:p>
        </text:list-item>
        <text:list-item>
          <text:p text:style-name="P20"><text:span text:style-name="T4">本（109）年能源出口量為14,511.4千公秉油當量，較上年（21,799.2千公秉油當量）減少33.43%。</text:span></text:p>
        </text:list-item>
        <text:list-item>
          <text:p text:style-name="P20"><text:span text:style-name="T4">本（109）年每人平均能源消費量為3,621.4公升油當量，較上年（3,602.7公升油當量）增加0.52%。</text:span></text:p>
        </text:list-item>
      </text:list>
      <text:p text:style-name="P2"><text:bookmark text:name="_Hlk41396302"/></text:p>
      <text:list xml:id="list135915507240512" text:continue-list="list4201843676" text:style-name="WWNum1">
        <text:list-item>
          <text:p text:style-name="P1"><text:span text:style-name="T2">個別能源部分</text:span></text:p>
        </text:list-item>
      </text:list>
      <text:list xml:id="list1327535203" text:style-name="WWNum2">
        <text:list-item>
          <text:p text:style-name="P7"><text:span text:style-name="T6">煤及煤產品</text:span></text:p>
        </text:list-item>
      </text:list>
      <text:list xml:id="list3466553858" text:style-name="WWNum11">
        <text:list-item>
          <text:p text:style-name="P10">本（109）年煤及煤產品總供給量為49,682.6千公秉油當量，41,544.5千公秉油當量為進口，8,138.2千公秉油當量為轉變產出，較上年（52,753.1千公秉油當量）減少5.82%。</text:p>
        </text:list-item>
        <text:list-item>
          <text:p text:style-name="P10">本（109）年國內煤及煤產品總需要量為49,510.0千公秉油當量，較上年（50,604.6千公秉油當量）減少2.16%，其中能源轉變（即發電、煉焦等）為42,396.4千公秉油當量，較上年（43,359.2千公秉油當量）減少2.22%，而最終消費為5,766.9千公秉油當量，較上年（5,917.6千秉油當量）減少2.55%。</text:p>
        </text:list-item>
      </text:list>
      <text:list xml:id="list135914394675581" text:continue-list="list1327535203" text:style-name="WWNum2">
        <text:list-item>
          <text:p text:style-name="P8"><text:span text:style-name="T6">石油</text:span></text:p>
        </text:list-item>
      </text:list>
      <text:list xml:id="list2978087581" text:style-name="WWNum10">
        <text:list-item>
          <text:p text:style-name="P21"><text:span text:style-name="T4">本（109）年石油供給量為61,172.1千公秉油當量，較上年（69,622.6千公秉油當量）減少12.14%。其中自產原油2.2千公秉油當量，占總供給量0.00%，較上年（3.9千公秉油當量）減少43.65%；煉油廠進料79.7千公秉油當量，占總供給量0.13%，較上年（72.6千公秉油當量）增加9.72%；而進口原油為42,915.9千公秉油當量，占總供給量70.16%，較上年（51,570.4千公秉油當量）減少16.78%；進口燃料油、柴油、液化石油氣等石油產品為18,174.3千公秉油當量，占總供給量29.71%，較上年（17,975.8千公秉油當量）增加1.10%。</text:span></text:p>
        </text:list-item>
        <text:list-item>
          <text:p text:style-name="P21"><text:span text:style-name="T4">本（109）年原油煉量為42,216.9千公秉，較上年（51,674.7千公秉）減少18.30%。</text:span></text:p>
        </text:list-item>
        <text:list-item>
          <text:p text:style-name="P21"><text:span text:style-name="T4">本（109）年石油產品之總供給量為63,485.6千公秉油當量，較上年（71,989.0千公秉油當量）減少11.81%。其中自產之石油產品為49,429.2千公秉油當量，占總供給量77.86%，較上年（57,393.2千公秉油當量）減少13.88%；進口石油產品為18,174.3千公秉油當量，占總供給量28.63%，較上年（17,975.8千公秉油當量）增加1.10%。</text:span></text:p>
        </text:list-item>
        <text:list-item>
          <text:p text:style-name="P21"><text:span text:style-name="T4">本（109）年石油產品之總需要量為63,668.7千公秉油當量，較上年（73,007.1千公秉油當量）減少12.79%。其中國內消費量45,846.6千公秉油當量，占總需要量72.01%，較上年（46,436.8千公秉油當量）減少1.27%；而出口量為14,419.4千公秉油當量，占總需要量22.65%，較上年（21,783.1千公秉油當量）減少33.80%；國際海運為1,328.4千公秉油當量，占總需要量2.09%，較上年（1,444.4千公秉油當量）減少8.03%；國際航空為2,074.3千公秉油當量，占總需要量3.26%，較上年（3,342.8千公秉油當量）減少37.95%。</text:span></text:p>
        </text:list-item>
        <text:list-item>
          <text:p text:style-name="P21"><text:span text:style-name="T4">本（109）年石油產品國內消費量，若按能源轉變與最終消費予以區分，則石油產品轉變為發電及汽電共生之消費量為1,299.4千公秉油當量，占國內消費量2.83%，較上年（1,666.1千公秉油當量）減少22.01%；又石油產品轉變為其他石化產品為256.4千公秉油當量，占國內消費量0.56%，較上年（200.9千公秉油當量）增加27.61%；能源部門自用為2,858.7千公秉油當量，占國內消費量6.24%，較上年（3,339.8千公秉油當量）減少14.40%；而最終消費量為41,432.1千公秉油當量，占國內消費量90.73%，較上年（41,230.0千公秉油當量）增加0.49%。</text:span></text:p>
        </text:list-item>
        <text:list-item>
          <text:p text:style-name="P21"><text:span text:style-name="T4">本（109）年石油產品最終消費量中，若按使用部門予以區分，各部門所占的百分率如下：工業部門占3.25%，運輸部門占32.26%，農業部門占1.14%，服務業部門占2.23%，住宅部門占2.92%，非能源消費占58.21%。如與上年之消費比較，則其增減情形如下：工業部門減少17.05%，運輸部門增加0.81%，農業部門減少12.49%，服務業部門增加7.65%，住宅部門增加1.52%，非能源消費增加1.49%。</text:span></text:p>
        </text:list-item>
      </text:list>
      <text:list xml:id="list135915867297817" text:continue-list="list135914394675581" text:style-name="WWNum2">
        <text:list-item>
          <text:p text:style-name="P8"><text:span text:style-name="T6">液化天然氣</text:span></text:p>
        </text:list-item>
      </text:list>
      <text:list xml:id="list3875534369" text:style-name="WWNum15">
        <text:list-item>
          <text:p text:style-name="P25"><text:span text:style-name="T4">本（109）年液化天然氣供給量為23,680.6百萬立方公尺，較上年（22,073.4百萬立方公尺）增加7.28%。</text:span></text:p>
        </text:list-item>
        <text:list-item>
          <text:p text:style-name="P22"><text:span text:style-name="T4">本（109）年液化天然氣國內消費量為22,286.0百萬立方公尺，其中石油煉製、發電及汽電共生占84.70%，能源及工業用占14.42%，服務業用占0.57%，住宅用占0.30%，農業0.02%。</text:span></text:p>
        </text:list-item>
      </text:list>
      <text:list xml:id="list135915689371820" text:continue-list="list135915867297817" text:style-name="WWNum2">
        <text:list-item>
          <text:p text:style-name="P27"><text:span text:style-name="T5">天然氣</text:span></text:p>
        </text:list-item>
      </text:list>
      <text:list xml:id="list2198141282" text:style-name="WWNum17">
        <text:list-item>
          <text:p text:style-name="P26"><text:span text:style-name="T4">本（109）年自產天然氣產量為105.3百萬立方公尺，較上年（167.2百萬立方公尺）減少37.01%。</text:span></text:p>
        </text:list-item>
        <text:list-item>
          <text:p text:style-name="P23"><text:span text:style-name="T4">本（109）年自產天然氣國內消費量為1,941.8百萬立方公尺，其中發電及汽電共生占0.09%，能源及工業用占37.08%，服務業用占19.24%，住宅用占43.58%。</text:span><text:bookmark text:name="_Hlk41997677"/></text:p>
        </text:list-item>
      </text:list>
      <text:list xml:id="list135914571286077" text:continue-list="list135915689371820" text:style-name="WWNum2">
        <text:list-item>
          <text:p text:style-name="P8"><text:span text:style-name="T6">電力</text:span></text:p>
        </text:list-item>
      </text:list>
      <text:list xml:id="list2560460232" text:style-name="WWNum21">
        <text:list-item>
          <text:p text:style-name="P29"><text:soft-page-break/><text:span text:style-name="T4">本（109）年總毛發電量為280,139.9百萬度，較上年（274,190.9百萬度）增加2.17%；其中抽蓄水力占1.13%，火力占82.18%，核能占11.22%，慣常水力、地熱、太陽光電、風力、生質能及廢棄物占5.47%。</text:span></text:p>
        </text:list-item>
        <text:list-item>
          <text:p text:style-name="P24"><text:span text:style-name="T4">本（109）年台電公司火力發電廠燃料耗用量為32,051.2千公秉油當量，較上年（31,110.2千公秉油當量）增加3.02%；其中煤及煤產品占50.27%，柴油占0.17%，燃料油占2.52%，液化天然氣占47.03%。</text:span></text:p>
        </text:list-item>
        <text:list-item>
          <text:p text:style-name="P24"><text:span text:style-name="T4">本（109）年電力各部門消費占總需要（含線路損失及統計差異）之比率如下：能源部門自用占6.89%，工業部門占53.81%，運輸部門占0.53%，農業部門占1.17%，服務業部門占16.51%，住宅部門占17.92%；而與上年消費量比較，則其增減情形如下：能源部門自用減少1.37%，工業部門增加2.08%，運輸部門減少1.21%，農業部門增加7.49%，服務業部門減少1.07%，住宅部門增加6.39%。</text:span></text:p>
        </text:list-item>
        <text:list-item>
          <text:p text:style-name="P24"><text:span text:style-name="T4">本（109）年平均每人用電量為11,502.2度，較上年（11,261.2度）約增加2.14%。</text:span></text:p>
        </text:list-item>
      </text:list>
      <text:p text:style-name="Standard"><text:span text:style-name="T7"><text:s text:c="2"/></text:span></text:p>
      <text:p text:style-name="P16"/>
      <text:p text:style-name="P17"><text:span text:style-name="T8">Energy Supply and Demand <text:line-break/>Situation of Taiwan in 2020</text:span></text:p>
      <text:list xml:id="list3295141420" text:style-name="WWNum7">
        <text:list-item>
          <text:h text:style-name="P32" text:outline-level="1"><text:span text:style-name="T9">General Situation</text:span></text:h>
        </text:list-item>
      </text:list>
      <text:p text:style-name="P28"><text:span text:style-name="T4">1.In 2020 the total supply of primary energy amounted to 138,480.6 10</text:span><text:span text:style-name="T11">3</text:span><text:span text:style-name="T4"> KLOEs, marking a decrease of 6.68% over 148,400.4 10</text:span><text:span text:style-name="T11">3</text:span><text:span text:style-name="T4"> KLOEs in 2019. Of this total, indigenous energy contributed 3,057.2 10</text:span><text:span text:style-name="T11">3</text:span><text:span text:style-name="T4"> KLOEs or 2.21%, representing a decrease of 1.70% over the previous year, and the imported energy occupied 97.79%, or 135,423.4 10</text:span><text:span text:style-name="T11">3</text:span><text:span text:style-name="T4"> KLOEs, representing a 6.79% decrease over 2019. Classified by form of energy, coal contributed 30.00%, a decrease of 6.23% over 2019; crude oil &amp; petroleum products contributed 44.17% which was a 12.14% decrease; natural gas shared 17.17%, marking a 6.98% increase; Biomass and Waste constituted 1.21%, a decrease of 1.19% over 2019; Nuclear constituted 6.57%, a 2.73% decrease over 2019; hydro provided 0.21%, a decrease of 45.55% over the previous year; Solar PV and Wind constituted 0.59%, an increase of 44.53% over the previous year; Solar Thermal constituted 0.08%, an increase of 3.34% over the previous year.</text:span></text:p>
      <text:p text:style-name="P11">2.The domestic energy consumption in 2020 was 85,400.1 10<text:span text:style-name="T10">3</text:span> KLOEs, marking an increase of 0.46% over the 85,009.2 10<text:span text:style-name="T10">3</text:span> KLOEs of 2019. Of this total, combustible fuels consumed 53,906.0 10<text:span text:style-name="T10">3</text:span> KLOEs, or 63.12%, which was an 0.90% increase over 2019. Classified by forms of energy, coal and coal products contributed 8.22%, which was a 2.87% decrease over 2019; petroleum products constituted 51.86%, which was a 0.63% decrease; natural gas constituted 6.01%, which was an 6.40% increase; biomass and waste constituted 0.50%, which was a 0.02% decrease; electricity constituted 30.35%, marking an increase of 2.08%; solar thermal constituted 0.12%, an increase of 3.34%; heat constituted 2.93%, an increase of 1.50%. When classified by sector, the final consumption of energy for each sector in 2020 and its comparison with that of 2019 were as follows: the energy sector own use consumed 8.27%, a decrease of 5.42%; the industrial sector, 31.47%, an increase of 0.22%; the transportation sector, 15.82%, an increase of 0.79%; the agriculture, forestry, and fishery sectors, 0.92%, a decrease of 5.47%; the service sector, 6.80%, an increase of 0.15%; the residential sector 8.11%, an increase of 5.40%. Non-energy uses consumed 28.61% of the domestic energy consumption, which was an 1.30% increase over the previous year.</text:p>
      <text:p text:style-name="P11">3.Exported energy totaled 14,511.4 10<text:span text:style-name="T10">3</text:span> KLOEs in 2020, which was a decrease of 33.43% compared with 21,799.2 10<text:span text:style-name="T10">3</text:span> KLOEs in 2019.</text:p>
      <text:p text:style-name="P11">4.In 2020, the per capita energy requirement was 3,621.4 liters of oil equivalent, representing an increase of 0.52% over 3,602.7 liters of oil equivalent in 2019.</text:p>
      <text:p text:style-name="P3"/>
      <text:list xml:id="list135915076986276" text:continue-numbering="true" text:style-name="WWNum7">
        <text:list-item>
          <text:h text:style-name="P32" text:outline-level="1"><text:span text:style-name="T9">Energy Supply and Consumption</text:span></text:h>
        </text:list-item>
      </text:list>
      <text:p text:style-name="P12"><text:span text:style-name="T3">(by Form of Energy)</text:span></text:p>
      <text:list xml:id="list486796628" text:style-name="WWNum8">
        <text:list-item>
          <text:p text:style-name="P9"><text:span text:style-name="T6">Coal</text:span></text:p>
        </text:list-item>
      </text:list>
      <text:list xml:id="list114686620" text:style-name="WWNum9">
        <text:list-item>
          <text:p text:style-name="P4">The total supply of coal and coal products in 2020 was 49,682.6 10<text:span text:style-name="T10">3</text:span> KLOEs marking a decrease of 5.82% over 52,753.1 10<text:span text:style-name="T10">3</text:span> KLOEs of 2019. 41,544.5 10<text:span text:style-name="T10">3</text:span> KLOEs was imported and 8,138.2 10<text:span text:style-name="T10">3</text:span> KLOEs was indigenous.</text:p>
        </text:list-item>
        <text:list-item>
          <text:p text:style-name="P4">The domestic coal and coal products demand in 2020 totaled 49,510.0 10<text:span text:style-name="T10">3</text:span> KLOEs, marking a decrease of 2.16% compared with the 50,604.6 10<text:span text:style-name="T10">3</text:span> KLOEs of 2019. Of this demand, 42,396.4 10<text:span text:style-name="T10">3</text:span> KLOEs were consumed for energy conversion uses such as power generation and coke processing, which was 2.22% less than the 43,359.2 10<text:span text:style-name="T10">3</text:span> KLOEs of 2019. The final consumption totaled 5,766.9 KLOEs in 2020, a 2.55% decrease compared with 5,917.6 10<text:span text:style-name="T10">3</text:span> KLOEs in 2019.</text:p>
        </text:list-item>
      </text:list>
      <text:list xml:id="list135915442022299" text:continue-list="list486796628" text:style-name="WWNum8">
        <text:list-item>
          <text:p text:style-name="P9"><text:span text:style-name="T6">Petroleum</text:span></text:p>
        </text:list-item>
      </text:list>
      <text:list xml:id="list1812854839" text:style-name="WWNum13">
        <text:list-item>
          <text:p text:style-name="P5">In 2020 the total petroleum supply was 61,172.1 10<text:span text:style-name="T10">3</text:span> KLOEs, which was a 12.14% decrease compared with 69,622.6 10<text:span text:style-name="T10">3</text:span> KLOEs in 2019. Of this total, indigenous crude oil contributed only 2.2 10<text:span text:style-name="T10">3</text:span> KLOEs or 0.00%, which was a 12.14% decrease over 3.9 10<text:span text:style-name="T10">3</text:span> KLOEs in 2019, refinery feedstock contributed 79.7 10<text:span text:style-name="T10">3</text:span> KLOEs or 0.13%, representing an 9.72% increase over the previous year (72.6 10<text:span text:style-name="T10">3</text:span> KLOEs), and imported crude oil provided 42,915.9 10<text:span text:style-name="T10">3</text:span> KLOEs or 70.16%, which was a 16.78% decrease compared with 51,570.4 10<text:span text:style-name="T10">3</text:span> KLOEs in 2019, while imported fuel oil, diesel oil, L.P.G. and other petroleum products reached 18,174.3 10<text:span text:style-name="T10">3</text:span> KLOEs, or 29.71%, representing an 1.10% increase over the previous year (17,975.8 10<text:span text:style-name="T10">3</text:span> KLOEs).</text:p>
        </text:list-item>
        <text:list-item>
          <text:p text:style-name="P5">Refined crude oil totaled 42,216.9 10<text:span text:style-name="T10">3</text:span> KLOEs in 2020, which was a 18.30% decrease compared with51,674.7 10<text:span text:style-name="T10">3</text:span> KLOEs in 2019.</text:p>
        </text:list-item>
        <text:list-item>
          <text:p text:style-name="P5">The total supply of petroleum products (secondary forms of energy) was 63,485.6 10<text:span text:style-name="T10">3</text:span> KLOE, a 11.81% decrease over 71,989.0 10<text:span text:style-name="T10">3</text:span> KLOEs in 2019. Of this total, indigenous petroleum products occupied 49,429.2 10<text:span text:style-name="T10">3</text:span> KLOEs or 77.86%, which was 13.88% less than the 57,393.2 10<text:span text:style-name="T10">3</text:span> KLOEs of the previous year and imported petroleum products reached 18,174.3 10<text:span text:style-name="T10">3</text:span> KLOEs, or 28.63%, representing an increase of 1.10% over the 17,975.8 10<text:span text:style-name="T10">3</text:span> KLOEs of 2019.</text:p>
        </text:list-item>
        <text:list-item>
          <text:p text:style-name="P5">In 2020, the total demand for petroleum products was 63,668.710<text:span text:style-name="T10">3</text:span> KLOEs, 12.79% less than the 73,007.1 10<text:span text:style-name="T10">3</text:span> KLOEs of 2019. Of this total, domestic consumption constituted 72.01%, or 45,846.6 10<text:span text:style-name="T10">3</text:span> KLOEs, which was 1.27% less than the 46,436.8 10<text:span text:style-name="T10">3</text:span> KLOEs of 2019, exported petroleum products totaled 14,419.4 10<text:span text:style-name="T10">3</text:span> KLOEs and sharing 22.65%, which was a 33.80% decrease compared with 21,783.1 10<text:span text:style-name="T10">3</text:span> KLOEs of the previous year, international marine bunker was 1,328.4 10<text:span text:style-name="T10">3</text:span> KLOEs, constituting 2.09%, which was 8.03% less than the 1,444.4 10<text:span text:style-name="T10">3</text:span> KLOEs of 2019, international aviation was 2,074.3 10<text:span text:style-name="T10">3</text:span> KLOEs, constituting 3.26%, which was 37.95% less than the 3,342.8 10<text:span text:style-name="T10">3</text:span> KLOEs of 2019.</text:p>
        </text:list-item>
        <text:list-item>
          <text:p text:style-name="P5">When classified by energy conversion and final consumption, the domestic consumption of petroleum products in 2020 was as follows : 1,299.4 10<text:span text:style-name="T10">3</text:span> KLOEs or 2.83% were consumed for conversion into electricity and cogeneration, which was 22.01% less than the 1,666.1 10<text:span text:style-name="T10">3</text:span> KLOEs of 2019; 256.4 10<text:span text:style-name="T10">3</text:span> KLOEs, or 0.56%, were consumed for conversion into other petroleum products, which was an 27.61% increase compared with 200.9 10<text:span text:style-name="T10">3</text:span> KLOEs of 2019; 2,858.7 10<text:span text:style-name="T10">3</text:span> KLOEs, or 6.24%, were consumed for conversion into energy sector own use, which was a 14.40% decrease compared with 3,339.8 10<text:span text:style-name="T10">3</text:span> KLOEs of 2019; 41,432.1 10<text:span text:style-name="T10">3</text:span> KLOEs or 90.73% went to final consumption, which was 0.49% more than the 41,230.0 10<text:span text:style-name="T10">3</text:span> KLOEs of 2019.</text:p>
        </text:list-item>
        <text:list-item>
          <text:p text:style-name="P5">The final consumption structure of petroleum products in 2020, if classified by sector, was as follows: 3.25% by industry; 32.26% by transportation; 1.14% by agriculture, forestry and fishery; 2.23% by service; 2.92% by residences; 58.21% by non-energy uses. When compared with the previous year (2019), industry decreased by 17.05%; transportation increased by 0.81%; agriculture, forestry and fishery decreased by 12.49%; service increased by 7.65%; residences increased by 1.52% and non-energy uses increased by 1.49%.</text:p>
        </text:list-item>
      </text:list>
      <text:list xml:id="list135916015840078" text:continue-list="list135915442022299" text:style-name="WWNum8">
        <text:list-item>
          <text:p text:style-name="P9"><text:span text:style-name="T6">L.N.G. </text:span></text:p>
        </text:list-item>
      </text:list>
      <text:list xml:id="list3967667040" text:style-name="WWNum5">
        <text:list-item>
          <text:p text:style-name="P13">In 2020, the total L.N.G. supply was 23,680.6 million m<text:span text:style-name="T10">3</text:span> which was an 7.28% decrease compared with 22,073.4 million m<text:span text:style-name="T10">3</text:span> in 2019.</text:p>
        </text:list-item>
        <text:list-item>
          <text:p text:style-name="P13">Of the total L.N.G. domestic consumption of 22,286.0 million m<text:span text:style-name="T10">3</text:span>, oil refining, power generation and cogeneration shared 84.70%, energy and industry 14.42%, service 0.57%, residences 0.30%, and agriculture 0.02%.</text:p>
        </text:list-item>
      </text:list>
      <text:list xml:id="list135915982462111" text:continue-list="list135916015840078" text:style-name="WWNum8">
        <text:list-item>
          <text:p text:style-name="P9"><text:span text:style-name="T6">Natural Gas</text:span></text:p>
        </text:list-item>
      </text:list>
      <text:list xml:id="list2859815301" text:style-name="WWNum4">
        <text:list-item>
          <text:p text:style-name="P14">Natural gas production in 2020 reached 105.3 million m<text:span text:style-name="T10">3</text:span>, which was 37.01% less than 167.2 million m<text:span text:style-name="T10">3</text:span> in 2019.</text:p>
        </text:list-item>
        <text:list-item>
          <text:p text:style-name="P14">Of the total natural gas domestic consumption of 1,941.8 million m<text:span text:style-name="T10">3</text:span>, power generation and cogeneration 0.09%, energy and industry 37.08%, service 19.24%, and residences 43.58%.</text:p>
        </text:list-item>
      </text:list>
      <text:list xml:id="list135915956871395" text:continue-list="list135915982462111" text:style-name="WWNum8">
        <text:list-item>
          <text:p text:style-name="P9"><text:span text:style-name="T6">Electricity</text:span></text:p>
        </text:list-item>
      </text:list>
      <text:list xml:id="list358153824" text:style-name="WWNum14">
        <text:list-item>
          <text:p text:style-name="P15"><text:soft-page-break/>In 2020, gross power generation reached 280,139.9 GWh, which was an increase of 2.17% over 274,190.9 GWh in 2019. Of this total, pumped-storage hydro contributed 1.13%, thermal 82.18%, nuclear 11.22%, and conventional hydro, Geothermal, solar PV and wind, biomass and waste constitute 5.47%.</text:p>
        </text:list-item>
        <text:list-item>
          <text:p text:style-name="P15">The total fuel consumption of thermal power stations of Taiwan power company in 2020 was 32,051.2 10<text:span text:style-name="T10">3</text:span> KLOEs, which was 3.02% more than 31,110.2 10<text:span text:style-name="T10">3</text:span> KLOEs in 2019. Of this consumption, coal comprised 50.27%, diesel oil 0.17%, fuel oil 2.52%, and LNG 47.03%.</text:p>
        </text:list-item>
        <text:list-item>
          <text:p text:style-name="P15">In 2019, the amount of sectoral electricity consumed by<text:span text:style-name="T13"> </text:span>total demand (including line losses and statistical differences) was 6.89% by the energy sector own use; 53.81% by industry; 0.53% by transportation; 1.17% by agriculture, forestry and fishery; 16.51% by service; and 17.92% by residences. When compared with 2019, energy sector own use decreased by 1.37%; industry increased by 2.08%; transportation decreased by 1.21%; agriculture, forestry and fishery increased by 7.49%; service decreased by 1.07% and residences increased by 6.39%.</text:p>
        </text:list-item>
        <text:list-item>
          <text:p text:style-name="P15">In 2020, the per capita electricity consumption was 11,502.2 kWh, which was an increase of 2.14% compared with 11,261.2 kWh in 2019.</text:p>
        </text:list-item>
      </text:list>
      <text:p text:style-name="P6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黑體" svg:font-family="華康中黑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細明體" svg:font-family="細明體" style:font-family-generic="system" style:font-pitch="variable"/>
    <style:font-face style:name="華康中黑體1" svg:font-family="華康中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新細明體1" style:font-size-asian="10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letter-kerning="false" style:font-name-asian="新細明體1" style:font-size-asian="10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font-size="12pt" style:letter-kerning="tru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color="#000000" style:font-name="華康中黑體" fo:font-family="華康中黑體" style:font-family-generic="roman" style:font-pitch="variable" fo:font-size="22pt" style:font-name-asian="華康中黑體1" style:font-family-asian="華康中黑體" style:font-family-generic-asian="system" style:font-pitch-asian="variable" style:font-size-asian="2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class="text">
      <style:paragraph-properties fo:margin-left="0.635cm" fo:margin-right="0cm" fo:text-indent="-0.635cm" style:auto-text-indent="false" fo:keep-with-next="always">
        <style:tab-stops>
          <style:tab-stop style:position="0.953cm"/>
        </style:tab-stops>
      </style:paragraph-properties>
      <style:text-properties style:font-name="華康中黑體" fo:font-family="華康中黑體" style:font-family-generic="roman" style:font-pitch="variable" fo:font-size="16pt" style:font-name-asian="華康中黑體1" style:font-family-asian="華康中黑體" style:font-family-generic-asian="system" style:font-pitch-asian="variable" style:font-size-asian="16pt"/>
    </style:style>
    <style:style style:name="Heading_20_2" style:display-name="Heading 2" style:family="paragraph" style:parent-style-name="Standard" style:default-outline-level="1" style:class="text">
      <style:paragraph-properties fo:keep-with-next="always">
        <style:tab-stops>
          <style:tab-stop style:position="0.635cm"/>
        </style:tab-stops>
      </style:paragraph-properties>
      <style:text-properties fo:color="#000000" style:font-name="新細明體" fo:font-family="新細明體" style:font-family-generic="roman" style:font-pitch="variable" fo:font-size="16pt" style:font-size-asian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635cm" fo:margin-right="0cm" fo:margin-top="0cm" fo:margin-bottom="0.212cm" loext:contextual-spacing="false" fo:text-indent="0cm" style:auto-text-indent="false" fo:keep-with-next="always" style:snap-to-layout-grid="false">
        <style:tab-stops>
          <style:tab-stop style:position="0.635cm"/>
          <style:tab-stop style:position="14.288cm" style:type="right" style:leader-style="dotted" style:leader-text="."/>
        </style:tab-stops>
      </style:paragraph-properties>
      <style:text-properties fo:font-weight="bold" style:font-weight-asian="bold"/>
    </style:style>
    <style:style style:name="annotation_20_text" style:display-name="annotation text" style:family="paragraph" style:parent-style-name="Standard" style:default-outline-level=""/>
    <style:style style:name="Normal_20_Indent" style:display-name="Normal Indent" style:family="paragraph" style:parent-style-name="Standard" style:default-outline-level="">
      <style:paragraph-properties fo:margin-left="0.847cm" fo:margin-right="0cm" fo:text-indent="0cm" style:auto-text-indent="fals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內文KK" style:family="paragraph" style:parent-style-name="Standard" style:default-outline-level="">
      <style:paragraph-properties fo:line-height="0.741cm" fo:text-align="justify" style:justify-single-word="false" style:snap-to-layout-grid="false"/>
      <style:text-properties style:font-name="新細明體" fo:font-family="新細明體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Arial" fo:font-family="Arial" style:font-family-generic="roman" style:font-pitch="variable"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nnotation_20_reference" style:display-name="annotation reference" style:family="text">
      <style:text-properties fo:font-size="9pt" style:font-size-asian="9pt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新細明體1" style:font-family-asian="新細明體" style:font-family-generic-asian="system" style:font-pitch-asian="variable"/>
    </style:style>
    <style:style style:name="ListLabel_20_3" style:display-name="ListLabel 3" style:family="text">
      <style:text-properties style:font-name-asian="細明體" style:font-family-asian="細明體" style:font-family-generic-asian="system" style:font-pitch-asian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新細明體1" style:font-family-asian="新細明體" style:font-family-generic-asian="system" style:font-pitch-asian="variable"/>
    </style:style>
    <style:style style:name="ListLabel_20_6" style:display-name="ListLabel 6" style:family="text">
      <style:text-properties style:font-name-asian="新細明體1" style:font-family-asian="新細明體" style:font-family-generic-asian="system" style:font-pitch-asian="variable"/>
    </style:style>
    <style:style style:name="ListLabel_20_7" style:display-name="ListLabel 7" style:family="text">
      <style:text-properties style:font-name-asian="新細明體1" style:font-family-asian="新細明體" style:font-family-generic-asian="system" style:font-pitch-asian="variable"/>
    </style:style>
    <style:style style:name="ListLabel_20_8" style:display-name="ListLabel 8" style:family="text">
      <style:text-properties style:font-name-asian="新細明體1" style:font-family-asian="新細明體" style:font-family-generic-asian="system" style:font-pitch-asian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344cm" fo:text-indent="-0.344cm" fo:margin-left="0.34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45cm" fo:text-indent="-0.45cm" fo:margin-left="0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877cm" fo:text-indent="-0.476cm" fo:margin-left="0.87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877cm" fo:text-indent="-0.476cm" fo:margin-left="0.87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0.877cm" fo:text-indent="-0.476cm" fo:margin-left="0.87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344cm" fo:text-indent="-0.344cm" fo:margin-left="0.34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318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323cm" fo:text-indent="-0.794cm" fo:margin-left="1.3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" style:num-prefix="(" style:num-suffix=")" style:num-format="1">
        <style:list-level-properties text:list-level-position-and-space-mode="label-alignment">
          <style:list-level-label-alignment text:label-followed-by="listtab" text:list-tab-stop-position="0.476cm" fo:text-indent="-0.476cm" fo:margin-left="0.4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3" style:num-prefix="(" style:num-suffix=")" style:num-format="1">
        <style:list-level-properties text:list-level-position-and-space-mode="label-alignment">
          <style:list-level-label-alignment text:label-followed-by="listtab" text:list-tab-stop-position="1.111cm" fo:text-indent="-0.476cm" fo:margin-left="1.11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4" style:num-prefix="(" style:num-suffix=")" style:num-format="1">
        <style:list-level-properties text:list-level-position-and-space-mode="label-alignment">
          <style:list-level-label-alignment text:label-followed-by="listtab" text:list-tab-stop-position="0.877cm" fo:text-indent="-0.476cm" fo:margin-left="0.87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323cm" fo:text-indent="-0.794cm" fo:margin-left="1.3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877cm" fo:text-indent="-0.476cm" fo:margin-left="0.87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" style:num-prefix="(" style:num-suffix=")" style:num-format="1">
        <style:list-level-properties text:list-level-position-and-space-mode="label-alignment">
          <style:list-level-label-alignment text:label-followed-by="listtab" text:list-tab-stop-position="0.476cm" fo:text-indent="-0.476cm" fo:margin-left="0.4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6" style:num-prefix="(" style:num-suffix=")" style:num-format="1">
        <style:list-level-properties text:list-level-position-and-space-mode="label-alignment">
          <style:list-level-label-alignment text:label-followed-by="listtab" text:list-tab-stop-position="0.476cm" fo:text-indent="-0.476cm" fo:margin-left="0.4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7" style:num-prefix="(" style:num-suffix=")" style:num-format="1">
        <style:list-level-properties text:list-level-position-and-space-mode="label-alignment">
          <style:list-level-label-alignment text:label-followed-by="listtab" text:list-tab-stop-position="0.476cm" fo:text-indent="-0.476cm" fo:margin-left="0.4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" style:num-prefix="(" style:num-suffix=")" style:num-format="1">
        <style:list-level-properties text:list-level-position-and-space-mode="label-alignment">
          <style:list-level-label-alignment text:label-followed-by="listtab" text:list-tab-stop-position="0.476cm" fo:text-indent="-0.476cm" fo:margin-left="0.4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.635cm" style:auto-text-indent="false"/>
    </style:style>
    <style:style style:name="MP2" style:family="paragraph" style:parent-style-name="Header">
      <style:paragraph-properties fo:padding="0cm" fo:border="none"/>
    </style:style>
    <style:style style:name="MT1" style:family="text">
      <style:text-properties fo:font-size="12pt" fo:font-style="italic" fo:font-weight="bold" style:font-size-asian="12pt" style:font-style-asian="italic" style:font-weight-asian="bold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501cm" fo:margin-bottom="2.54cm" fo:margin-left="2.858cm" fo:margin-right="2.586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39cm" fo:margin-left="0cm" fo:margin-right="0cm" fo:margin-bottom="0.93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訊框1" text:anchor-type="paragraph" svg:y="0.002cm" draw:z-index="3"><draw:text-box fo:min-height="0cm" fo:min-width="0.041cm"><text:p text:style-name="MP2"><text:span text:style-name="page_20_number"><text:span text:style-name="MT1"><text:page-number text:select-page="current">4</text:page-number></text:span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</dc:title>
    <meta:initial-creator>王川威</meta:initial-creator>
    <dc:creator>平臺 台綜院</dc:creator>
    <meta:editing-cycles>13</meta:editing-cycles>
    <meta:print-date>2019-07-02T02:45:00</meta:print-date>
    <meta:creation-date>2021-06-16T08:57:00</meta:creation-date>
    <dc:date>2021-06-23T02:16:00</dc:date>
    <meta:editing-duration>PT3H20M</meta:editing-duration>
    <meta:generator>LibreOffice/5.4.1.2$Windows_x86 LibreOffice_project/ea7cb86e6eeb2bf3a5af73a8f7777ac570321527</meta:generator>
    <meta:document-statistic meta:table-count="0" meta:image-count="0" meta:object-count="0" meta:page-count="4" meta:paragraph-count="59" meta:word-count="3583" meta:character-count="11789" meta:non-whitespace-character-count="10496"/>
    <meta:user-defined meta:name="AppVersion">16.0000</meta:user-defined>
    <meta:user-defined meta:name="Company">SYNNE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